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text-align="start"/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89cm" svg:height="5.08cm" svg:x="2.905cm" svg:y="5.445cm">
            <text:p text:style-name="P1"><text:span text:style-name="T1">1. create an image of the mutatee binary.</text:span></text:p>
            <text:p text:style-name="P1"><text:span text:style-name="T1">2. prepare the snippets to be inserted.</text:span></text:p>
            <text:p text:style-name="P1"><text:span text:style-name="T1">3. determine the location to inserted the snippets.</text:span></text:p>
            <text:p text:style-name="P1"><text:span text:style-name="T1">4. insert each snippet to its position.</text:span></text:p>
            <text:p text:style-name="P1"><text:span text:style-name="T1">5. save the image as a new binary.</text:span></text:p>
            <text:p text:style-name="P1"><text:span text:style-name="T1">6. run the new binary.</text:span></text:p>
            <text:p text:style-name="P1"><text:span text:style-name="T1">7. communicate with the snippets.</text:span></text:p>
            <text:p text:style-name="P1"><text:span text:style-name="T1">8. goto step 7 until the mutatee terminates.</text:span></text:p>
            <text:p text:style-name="P1"><text:span text:style-name="T1">9. collect the performance data.</text:span></text:p>
            <text:p text:style-name="P1"><text:span text:style-name="T1">10. process the collected data.</text:span></text:p>
            <text:p text:style-name="P1"><text:span text:style-name="T1">11. generate the performance report.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715cm" svg:height="1.27cm" svg:x="13.03cm" svg:y="7.75cm">
            <text:p text:style-name="P1"><text:span text:style-name="T1">1. collect the performance data.</text:span></text:p>
            <text:p text:style-name="P1"><text:span text:style-name="T1">2. send the data to ARUM.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453cm" svg:height="0.683cm" svg:x="2.905cm" svg:y="4.675cm">
            <draw:text-box>
              <text:p text:style-name="P3"><text:span text:style-name="T1">ARUM (mutator):</text:span></text:p>
            </draw:text-box>
          </draw:frame>
          <draw:frame draw:style-name="gr2" draw:text-style-name="P3" draw:layer="layout" svg:width="4.337cm" svg:height="0.683cm" svg:x="12.997cm" svg:y="4.675cm">
            <draw:text-box>
              <text:p text:style-name="P3"><text:span text:style-name="T1">New binary (mutatee):</text:span></text:p>
            </draw:text-box>
          </draw:frame>
          <draw:line draw:style-name="gr3" draw:text-style-name="P4" draw:layer="layout" svg:x1="7.35cm" svg:y1="7.985cm" svg:x2="13.065cm" svg:y2="7.985cm">
            <text:p/>
          </draw:line>
          <draw:line draw:style-name="gr3" draw:text-style-name="P4" draw:layer="layout" svg:x1="13.065cm" svg:y1="8.82cm" svg:x2="10.525cm" svg:y2="8.82cm">
            <text:p/>
          </draw:line>
          <draw:line draw:style-name="gr4" draw:text-style-name="P4" draw:layer="layout" svg:x1="12.33cm" svg:y1="5.145cm" svg:x2="12.33cm" svg:y2="10.8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rek Qian</meta:initial-creator>
    <meta:creation-date>2012-11-28T09:37:10</meta:creation-date>
    <dc:date>2012-11-28T09:56:53</dc:date>
    <dc:creator>Derek Qian</dc:creator>
    <meta:editing-duration>PT00H04M22S</meta:editing-duration>
    <meta:editing-cycles>1</meta:editing-cycles>
    <meta:document-statistic meta:object-count="8"/>
    <meta:generator>OpenOffice.org/3.2$Linux OpenOffice.org_project/320m19$Build-9505</meta:generator>
  </office:meta>
</office:document-meta>
</file>